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/>
      <style:text-properties style:font-name-asian="AR PL UKai HK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/>
      <style:text-properties officeooo:paragraph-rsid="001e39fa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size="24pt" fo:font-weight="bold" officeooo:paragraph-rsid="0017d811" style:font-name-asian="AR PL UKai HK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style:font-name-asian="AR PL UKai HK" style:font-size-asian="15pt" style:font-size-complex="15pt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officeooo:paragraph-rsid="00348647" style:font-name-asian="AR PL UKai HK" style:font-size-asian="15pt" style:font-size-complex="15pt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officeooo:paragraph-rsid="001e39fa" style:font-name-asian="AR PL UKai HK" style:font-size-asian="15pt" style:font-size-complex="15pt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size="15pt" officeooo:paragraph-rsid="0020cd2f" style:font-name-asian="AR PL UKai HK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國家的玫瑰</text:p>
      <text:p text:style-name="P1"/>
      <text:p text:style-name="P4">如果你還是個正常的人</text:p>
      <text:p text:style-name="P4">你應該知道</text:p>
      <text:p text:style-name="P4">性愛</text:p>
      <text:p text:style-name="P5">是聖潔的 是讓彼此快樂的問仙之道</text:p>
      <text:p text:style-name="P6">而非邪惡的墮落之門</text:p>
      <text:p text:style-name="P6"/>
      <text:p text:style-name="P6">如果你也是母親生的</text:p>
      <text:p text:style-name="P6">如果你也有女兒</text:p>
      <text:p text:style-name="P6">你應該知道</text:p>
      <text:p text:style-name="P6">女人</text:p>
      <text:p text:style-name="P7">是造物主賜予我們掌心的</text:p>
      <text:p text:style-name="P7">國家玫瑰</text:p>
      <text:p text:style-name="P6"/>
      <text:p text:style-name="P6">如果</text:p>
      <text:p text:style-name="P6">這世界真有王</text:p>
      <text:p text:style-name="P6">那只有我們心裡</text:p>
      <text:p text:style-name="P6">珍愛着的女王</text:p>
      <text:p text:style-name="P6"/>
      <text:p text:style-name="P6">一個國家</text:p>
      <text:p text:style-name="P6">若不能保護女人</text:p>
      <text:p text:style-name="P6">與亡國何異</text:p>
      <text:p text:style-name="P6">其民衆如睜眼瞎</text:p>
      <text:p text:style-name="P6">任由畜生橫行</text:p>
      <text:p text:style-name="P6">那我們與禽獸又有何分別</text:p>
      <text:p text:style-name="P6"/>
      <text:p text:style-name="P6">如此骯髒的世界</text:p>
      <text:p text:style-name="P6">還不如痛快地格式化</text:p>
      <text:p text:style-name="P6">起碼</text:p>
      <text:p text:style-name="P6">是對地球母親的一種尊重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UKai HK" svg:font-family="'AR PL UKai H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2-26T11:42:56.346724255</dc:date>
    <meta:editing-duration>PT54M10S</meta:editing-duration>
    <meta:editing-cycles>45</meta:editing-cycles>
    <meta:document-statistic meta:table-count="0" meta:image-count="0" meta:object-count="0" meta:page-count="1" meta:paragraph-count="26" meta:word-count="174" meta:character-count="175" meta:non-whitespace-character-count="174"/>
  </office:meta>
</office:document-meta>
</file>